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8700000087EE2EEA817D19593F.png" manifest:media-type="image/png"/>
  <manifest:file-entry manifest:full-path="Pictures/100003F900000A7000000A70028CB75076C0EC5E.svg" manifest:media-type="image/svg+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95cm"/>
    </style:style>
    <style:style style:name="gr3" style:family="graphic" style:parent-style-name="standard">
      <style:graphic-properties draw:stroke="none" svg:stroke-color="#000000" draw:fill="none" draw:fill-color="#ffffff" fo:min-height="9.2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26pt" style:font-size-asian="26pt" style:font-size-complex="26pt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4cm" svg:height="20.4cm" svg:x="0.3cm" svg:y="0.2cm">
          <draw:image xlink:href="Pictures/100003F900000A7000000A70028CB75076C0EC5E.svg" xlink:type="simple" xlink:show="embed" xlink:actuate="onLoad" loext:mime-type="image/svg+xml">
            <text:p/>
          </draw:image>
          <draw:image xlink:href="Pictures/100002010000008700000087EE2EEA817D19593F.png" xlink:type="simple" xlink:show="embed" xlink:actuate="onLoad" loext:mime-type="image/png"/>
        </draw:frame>
        <draw:frame draw:style-name="gr2" draw:text-style-name="P2" draw:layer="layout" svg:width="4.4cm" svg:height="2.931cm" svg:x="4cm" svg:y="4.269cm">
          <draw:text-box>
            <text:p text:style-name="P1"><text:span text:style-name="T1">Livro</text:span></text:p>
            <text:p text:style-name="P1"><text:span text:style-name="T2">[classe]</text:span></text:p>
          </draw:text-box>
        </draw:frame>
        <draw:frame draw:style-name="gr3" draw:text-style-name="P4" draw:layer="layout" svg:width="6.5cm" svg:height="9.5cm" svg:x="11.7cm" svg:y="3.5cm">
          <draw:text-box>
            <text:list text:style-name="L1">
              <text:list-item>
                <text:p text:style-name="P3"><text:span text:style-name="T3">Título</text:span></text:p>
              </text:list-item>
              <text:list-item>
                <text:p text:style-name="P3"><text:span text:style-name="T3">Autor</text:span></text:p>
              </text:list-item>
              <text:list-item>
                <text:p text:style-name="P3"><text:span text:style-name="T3"># de páginas</text:span></text:p>
              </text:list-item>
              <text:list-item>
                <text:p text:style-name="P3"><text:span text:style-name="T3">Assunto</text:span></text:p>
              </text:list-item>
              <text:list-item>
                <text:p text:style-name="P3"><text:span text:style-name="T3">...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1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ilo Carvalho</meta:initial-creator>
    <meta:creation-date>2020-06-22T23:53:05.540895448</meta:creation-date>
    <dc:date>2020-06-23T00:01:38.548014794</dc:date>
    <dc:creator>Danilo Carvalho</dc:creator>
    <meta:editing-duration>PT3M29S</meta:editing-duration>
    <meta:editing-cycles>2</meta:editing-cycles>
    <meta:generator>LibreOffice/6.2.0.3$MacOSX_X86_64 LibreOffice_project/98c6a8a1c6c7b144ce3cc729e34964b47ce25d62</meta:generator>
    <meta:document-statistic meta:object-count="3"/>
  </office:meta>
</office:document-meta>
</file>